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right="1.401cm" fo:margin-top="0cm" fo:margin-bottom="0cm" style:contextual-spacing="false" fo:line-height="100%" fo:text-align="end" style:justify-single-word="false"/>
    </style:style>
    <style:style style:name="P3" style:family="paragraph" style:parent-style-name="Standard">
      <style:paragraph-properties fo:margin-right="1.401cm" fo:margin-top="0cm" fo:margin-bottom="0cm" style:contextual-spacing="false" fo:line-height="100%"/>
    </style:style>
    <style:style style:name="P4" style:family="paragraph" style:parent-style-name="Standard">
      <style:paragraph-properties fo:margin-right="1.401cm" fo:margin-top="0cm" fo:margin-bottom="0cm" style:contextual-spacing="false" fo:line-height="100%" fo:text-align="end" style:justify-single-word="false"/>
      <style:text-properties style:font-name="Trebuchet MS" fo:font-size="10.5pt" style:font-name-asian="Arial" style:font-size-asian="10.5pt" style:font-name-complex="Arial" style:font-size-complex="10.5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rebuchet MS" fo:font-size="10.5pt" fo:font-weight="bold" style:font-name-asian="Arial" style:font-size-asian="10.5pt" style:font-weight-asian="bold" style:font-name-complex="Arial" style:font-size-complex="10.5pt" style:font-weight-complex="bold">
        <loext:char-complex-color loext:theme-type="dark1" loext:color-type="theme"/>
      </style:text-properties>
    </style:style>
    <style:style style:name="P7" style:family="paragraph" style:parent-style-name="Standard">
      <style:paragraph-properties fo:margin-top="0.494cm" fo:margin-bottom="0.494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Standard" style:list-style-name="WWNum1">
      <style:paragraph-properties fo:margin-top="0.494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 style:list-style-name="WWNum1">
      <style:paragraph-properties fo:margin-top="0cm" fo:margin-bottom="0.494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left="0.101cm" fo:margin-top="0.494cm" fo:margin-bottom="0.494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2" style:family="paragraph" style:parent-style-name="Standard">
      <style:paragraph-properties fo:margin-top="0.101cm" fo:margin-bottom="0.101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style:font-name="Trebuchet M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2" style:family="text">
      <style:text-properties style:font-name="Trebuchet MS"/>
    </style:style>
    <style:style style:name="T3" style:family="text">
      <style:text-properties fo:color="#212529" loext:opacity="100%" style:font-name="Trebuchet M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4" style:family="text">
      <style:text-properties style:font-name="Trebuchet MS" fo:font-size="10.5pt" style:font-name-asian="Arial" style:font-size-asian="10.5pt" style:font-name-complex="Arial" style:font-size-complex="10.5pt"/>
    </style:style>
    <style:style style:name="T5" style:family="text">
      <style:text-properties fo:color="#212529" loext:opacity="100%" style:font-name="Trebuchet MS" fo:font-size="10.5pt" style:font-name-asian="Arial" style:font-size-asian="10.5pt" style:font-name-complex="Arial" style:font-size-complex="10.5pt"/>
    </style:style>
    <style:style style:name="T6" style:family="text">
      <style:text-properties fo:color="#000000" loext:opacity="100%" style:font-name="Trebuchet MS" fo:font-size="10.5pt" fo:font-weight="bold" style:font-name-asian="Arial" style:font-size-asian="10.5pt" style:font-weight-asian="bold" style:font-name-complex="Arial" style:font-size-complex="10.5pt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rebuchet MS" fo:font-size="10.5pt" style:font-name-asian="Arial" style:font-size-asian="10.5pt" style:font-name-complex="Arial" style:font-size-complex="10.5pt">
        <loext:char-complex-color loext:theme-type="dark1" loext:color-type="theme"/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 <text:tab/><text:tab/><text:tab/><text:tab/>le <text:s text:c="16"/>2025<text:tab/> <text:s text:c="4"/></text:span><text:span text:style-name="T1"/></text:p>
      <text:p text:style-name="P2" loext:marker-style-name="T2"><text:span text:style-name="T1">Monsieur </text:span><text:span text:style-name="T3">Nicolas Maduro </text:span></text:p>
      <text:p text:style-name="P2" loext:marker-style-name="T4"><text:span text:style-name="T4">Président de la République</text:span><text:span text:style-name="T4"/></text:p>
      <text:p text:style-name="P2" loext:marker-style-name="T5"><text:span text:style-name="T5"><text:s/>bolivarienne du Vénézuéla</text:span><text:span text:style-name="T5"/></text:p>
      <text:p text:style-name="P2" loext:marker-style-name="T2"><text:span text:style-name="T1">S/c de Son Excellence <text:s/>Arturo Gil Pinto</text:span><text:span text:style-name="T1"/></text:p>
      <text:p text:style-name="P2" loext:marker-style-name="T2"><text:span text:style-name="T5">Ambassadeur du Venezuela en France</text:span><text:span text:style-name="T5"/></text:p>
      <text:p text:style-name="P2" loext:marker-style-name="T4"><text:span text:style-name="T4">11 rue Copernic 75116 Paris</text:span><text:span text:style-name="T4"/></text:p>
      <text:p text:style-name="P3"><text:span text:style-name="T4"><text:s text:c="77"/>Courriel: </text:span><text:a xlink:type="simple" xlink:href="mailto:embajada.francia@mppre.gob.ve" text:style-name="Internet_20_link" text:visited-style-name="Visited_20_Internet_20_Link"><text:span text:style-name="Internet_20_link"><text:span text:style-name="T4">embajada.francia@mppre.gob.ve</text:span></text:span></text:a></text:p>
      <text:p text:style-name="P4" loext:marker-style-name="T4"/>
      <text:p text:style-name="P5" loext:marker-style-name="T2"><text:span text:style-name="T6">Objet : Appel à la libération immédiate de Marta Lía Grajales</text:span><text:span text:style-name="T6"/></text:p>
      <text:p text:style-name="P6" loext:marker-style-name="T6"/>
      <text:p text:style-name="P7" loext:marker-style-name="T2"><text:span text:style-name="T7">Monsieur le Président de la République,</text:span><text:span text:style-name="T7"/></text:p>
      <text:p text:style-name="P7" loext:marker-style-name="T2"><text:span text:style-name="T7">À la suite des informations reçues de l’ACAT- Belgique je souhaite exprimer ma profonde préoccupation concernant la situation actuelle l’avocate des droits humains </text:span><text:span text:style-name="T6">Marta Lía Grajales</text:span><text:span text:style-name="T7">, laquelle est détenue arbitrairement par les autorités vénézuéliennes depuis le 8 août 2025.</text:span></text:p>
      <text:p text:style-name="P7" loext:marker-style-name="T2"><text:span text:style-name="T6">Marta Lía Grajales</text:span><text:span text:style-name="T7"> [du Collectif Surgentes], est spécialisée dans la défense des droits des communautés marginalisées au Venezuela. Sa détention s’apparente à des représailles pour son engagement pacifique en faveur des droits humains, comme lorsqu’elle a soutenu les mères de jeunes gens arbitrairement accusés de terrorisme lors d’une veillée le 5 août dernier.</text:span></text:p>
      <text:p text:style-name="P7" loext:marker-style-name="T2"><text:span text:style-name="T7">A ce jour, ni sa famille ni ses avocats n’ont pu lui rendre visite ou la contacter. De plus, les accusations sans fondement portées contre elle- notamment d’« incitation à la haine » et « de complot avec un gouvernement étranger » - visent à criminaliser son travail de défense des droits humains. Elles constituent assurément une violation de ses droits, tant sur le plan national qu’international.</text:span><text:span text:style-name="T7"/></text:p>
      <text:p text:style-name="P7" loext:marker-style-name="T7"><text:span text:style-name="T7">Il est impératif que les autorités vénézuéliennes respectent leurs engagements internationaux et mettent un terme à la répression systématique des défenseurs des droits humains dans le pays. </text:span><text:span text:style-name="T7"/></text:p>
      <text:p text:style-name="P7" loext:marker-style-name="T2"><text:span text:style-name="T7">Dans ces circonstances, je demande aux autorités vénézuéliennes de prendre également des mesures immédiates afin de garantir : </text:span><text:span text:style-name="T7"/></text:p>
      <text:list text:style-name="WWNum1">
        <text:list-item>
          <text:p text:style-name="P8" loext:marker-style-name="T7"><text:span text:style-name="T7">la libération rapide de Maître </text:span><text:span text:style-name="T6">Marta Lía Grajales</text:span><text:span text:style-name="T7"> ;</text:span></text:p>
        </text:list-item>
        <text:list-item>
          <text:p text:style-name="P9" loext:marker-style-name="T7"><text:span text:style-name="T7">l’accès de </text:span><text:span text:style-name="T6">Marta Lía Grajales</text:span><text:span text:style-name="T7"> à l’avocat de son choix </text:span></text:p>
        </text:list-item>
        <text:list-item>
          <text:p text:style-name="P9" loext:marker-style-name="T7"><text:span text:style-name="T7">la fin de son isolement </text:span><text:span text:style-name="T7"/></text:p>
        </text:list-item>
        <text:list-item>
          <text:p text:style-name="P10" loext:marker-style-name="T7"><text:span text:style-name="T7">un traitement conforme aux normes internationales relatives à la détention. </text:span><text:span text:style-name="T7"/></text:p>
        </text:list-item>
      </text:list>
      <text:p text:style-name="P11" loext:marker-style-name="T7"><text:span text:style-name="T7">Au Venezuela la protection des droits humains dépend de la possibilité ouverte à chacun et chacune d’ exprimer ses opinions et de défendre les droits des plus vulnérables sans craindre de représailles.</text:span><text:span text:style-name="T7"/></text:p>
      <text:p text:style-name="P7" loext:marker-style-name="T7"><text:span text:style-name="T7">Dans l’espoir que vous entendrez mon appel, je vous remercie de votre attention. </text:span><text:span text:style-name="T7"/></text:p>
      <text:p text:style-name="P7" loext:marker-style-name="T2"><text:span text:style-name="T7">Je vous adresse, Monsieur le Président de la République, l’expression de ma très haute considération.</text:span><text:span text:style-name="T7"/></text:p>
      <text:p text:style-name="P7" loext:marker-style-name="T7"><text:span text:style-name="T7">Nom </text:span><text:span text:style-name="T7"/></text:p>
      <text:p text:style-name="P7" loext:marker-style-name="T7"><text:span text:style-name="T7">Adresse </text:span><text:span text:style-name="T7"/></text:p>
      <text:p text:style-name="P7" loext:marker-style-name="T7"><text:span text:style-name="T7">Signature </text:span><text:span text:style-name="T7"/></text:p>
      <text:p text:style-name="P12" loext:marker-style-name="T7"><text:span text:style-name="T7">Copie : Ambassade du Venezuela, Avenue F. D. Roosevelt 10, 1050 Bruxelles, Bélgica <text:s text:c="14"/></text:span><text:span text:style-name="T7"/></text:p>
      <text:p text:style-name="P12" loext:marker-style-name="T7"><text:span text:style-name="T7">Email : embve.bebrs@mppre.gob.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423cm" fo:margin-bottom="0.106cm" style:contextual-spacing="false" fo:line-height="100%" fo:text-align="justify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xt_5f_content" style:display-name="txt_conten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xt_5f_subtitle" style:display-name="txt_subtitle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Marginalia" style:family="paragraph" style:parent-style-name="Standard" loext:linked-style-name="Commentaire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Kopf-_2f_Fußzeile" style:display-name="Kopf-/Fußzeil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x193iq5w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normaltextrun" style:family="text" style:parent-style-name="Default_20_Paragraph_20_Font"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ufzählungszeichen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rebuchet MS" fo:font-family="'Trebuchet MS'" style:font-family-generic="swiss" style:font-pitch="variable" fo:font-size="10.5pt" style:font-name-asian="Arial" style:font-family-asian="Arial" style:font-family-generic-asian="system" style:font-pitch-asian="variable" style:font-size-asian="10.5pt" style:font-name-complex="Arial" style:font-family-complex="Ari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eine_20_Liste" style:display-name="Kein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" style:family="table">
      <style:table-properties style:width="17.171cm" fo:margin-left="0cm" fo:margin-top="0cm" fo:margin-bottom="0cm" table:align="left" style:writing-mode="page"/>
    </style:style>
    <style:style style:name="Tabelle1.A" style:family="table-column">
      <style:table-column-properties style:column-width="5.724cm"/>
    </style:style>
    <style:style style:name="Tabelle1.1" style:family="table-row">
      <style:table-row-properties style:min-row-height="0.529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L’ACAT Belgique est affiliée à la FIACAT, qui dispose d’un statut consultatif auprès des Nations unies </text:p>
      </style:header>
      <style:footer>
        <table:table table:name="Tabelle1" table:style-name="Tabelle1">
          <table:table-column table:style-name="Tabelle1.A" table:number-columns-repeated="3"/>
          <table:table-row table:style-name="Tabelle1.1">
            <table:table-cell table:style-name="Tabelle1.A1" office:value-type="string">
              <text:p text:style-name="MP1"/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mmunication</meta:initial-creator>
    <dc:creator>Pierre Bernard</dc:creator>
    <meta:editing-cycles>5</meta:editing-cycles>
    <meta:print-date>2025-02-18T11:52:00</meta:print-date>
    <meta:creation-date>2025-12-13T16:17:00</meta:creation-date>
    <dc:date>2025-12-15T10:20:00</dc:date>
    <dc:language>fr-BE</dc:language>
    <meta:editing-duration>PT13M</meta:editing-duration>
    <meta:generator>LibreOffice/25.2.7.2$Windows_X86_64 LibreOffice_project/5cbfd1ab6520636bb5f7b99185aa69bd7456825d</meta:generator>
    <meta:document-statistic meta:table-count="2" meta:image-count="0" meta:object-count="0" meta:page-count="1" meta:paragraph-count="29" meta:word-count="402" meta:character-count="2729" meta:non-whitespace-character-count="2228"/>
    <meta:user-defined meta:name="AppVersion">16.0000</meta:user-defined>
    <meta:user-defined meta:name="ContentTypeId">0x01010043DF91A78B2A8E46AF5790B74A9D5FDC</meta:user-defined>
    <meta:user-defined meta:name="MediaServiceImageTags"/>
    <meta:template xlink:type="simple" xlink:actuate="onRequest" xlink:title="Normal.dotm" xlink:href=""/>
  </office:meta>
</office:document-meta>
</file>